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8cm" draw:marker-end-width="0.358cm" draw:fill="gradient" draw:fill-color="#cc0000" draw:fill-gradient-name="Gradient_20_14" draw:opacity="75%" draw:textarea-horizontal-align="justify" draw:textarea-vertical-align="middle" draw:auto-grow-height="false" fo:min-height="10.476cm" fo:min-width="10.226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gradient" draw:fill-color="#0000cc" draw:fill-gradient-name="Gradient_20_24" draw:opacity="75%" draw:textarea-horizontal-align="justify" draw:textarea-vertical-align="middle" draw:auto-grow-height="false" fo:min-height="10.476cm" fo:min-width="10.226cm" fo:padding-top="0.177cm" fo:padding-bottom="0.177cm" fo:padding-left="0.302cm" fo:padding-right="0.30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06cm" svg:stroke-color="#000000" draw:marker-start-width="0.358cm" draw:marker-end-width="0.358cm" draw:fill="gradient" draw:fill-color="#0000cc" draw:fill-gradient-name="Gradient_20_24" draw:opacity="75%" draw:textarea-horizontal-align="justify" draw:textarea-vertical-align="middle" draw:auto-grow-height="false" fo:min-height="9.578cm" fo:min-width="9.328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gradient" draw:fill-color="#cc0000" draw:fill-gradient-name="Gradient_20_25" draw:opacity="75%" draw:textarea-horizontal-align="justify" draw:textarea-vertical-align="middle" draw:auto-grow-height="false" fo:min-height="9.578cm" fo:min-width="9.328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gradient" draw:fill-color="#cc0000" draw:fill-gradient-name="Gradient_20_14" draw:opacity="75%" draw:textarea-horizontal-align="justify" draw:textarea-vertical-align="middle" draw:auto-grow-height="false" fo:min-height="9.578cm" fo:min-width="9.328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8cm" draw:marker-end-width="0.358cm" draw:fill="gradient" draw:fill-color="#cc0000" draw:fill-gradient-name="Gradient_20_14" draw:opacity="75%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0000" draw:marker-start-width="0.358cm" draw:marker-end-width="0.358cm" draw:fill="solid" draw:fill-color="#ffffff" draw:opacity="100%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2.346cm" fo:min-width="18.423cm"/>
    </style:style>
    <style:style style:name="gr10" style:family="graphic" style:parent-style-name="standard">
      <style:graphic-properties svg:stroke-width="0.106cm" svg:stroke-color="#000000" draw:marker-start-width="0.358cm" draw:marker-end-width="0.358cm" draw:fill="gradient" draw:fill-color="#0000cc" draw:fill-gradient-name="Gradient_20_24" draw:opacity="75%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0000" draw:marker-start-width="0.358cm" draw:marker-end-width="0.358cm" draw:fill="gradient" draw:fill-color="#ffffff" draw:fill-gradient-name="Gradient_20_25" draw:opacity="77%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7.37cm" fo:min-width="23.376cm"/>
    </style:style>
    <style:style style:name="gr13" style:family="graphic" style:parent-style-name="standard">
      <style:graphic-properties svg:stroke-width="0.106cm" svg:stroke-color="#000000" draw:marker-start-width="0.358cm" draw:marker-end-width="0.358cm" draw:fill="gradient" draw:fill-color="#cc0000" draw:fill-gradient-name="Gradient_20_25" draw:opacity="75%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7.022cm" fo:min-width="9.6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cc0000" draw:fill-gradient-name="Gradient_20_14" draw:opacity="75%"/>
      <style:paragraph-properties fo:text-align="center"/>
      <style:text-properties style:font-name="Linux Biolinum O" fo:font-size="96pt"/>
    </style:style>
    <style:style style:name="P3" style:family="paragraph">
      <loext:graphic-properties draw:fill="gradient" draw:fill-color="#0000cc" draw:fill-gradient-name="Gradient_20_24" draw:opacity="75%"/>
      <style:paragraph-properties fo:text-align="center"/>
      <style:text-properties style:font-name="Linux Biolinum O" fo:font-size="96pt" style:font-size-asian="96pt" style:font-size-complex="96pt"/>
    </style:style>
    <style:style style:name="P4" style:family="paragraph">
      <loext:graphic-properties draw:fill-color="#ffffff"/>
    </style:style>
    <style:style style:name="P5" style:family="paragraph">
      <loext:graphic-properties draw:fill="gradient" draw:fill-color="#cc0000" draw:fill-gradient-name="Gradient_20_25" draw:opacity="75%"/>
      <style:paragraph-properties fo:text-align="center"/>
      <style:text-properties style:font-name="Linux Biolinum O" fo:font-size="96pt"/>
    </style:style>
    <style:style style:name="P6" style:family="paragraph">
      <style:paragraph-properties fo:text-align="center"/>
      <style:text-properties fo:font-size="96pt"/>
    </style:style>
    <style:style style:name="P7" style:family="paragraph">
      <loext:graphic-properties draw:fill="solid" draw:fill-color="#ffffff" draw:opacity="100%"/>
      <style:paragraph-properties fo:text-align="center"/>
      <style:text-properties style:font-name="Linux Biolinum O" fo:font-size="96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style:font-name="Linux Biolinum O" fo:font-size="96pt"/>
    </style:style>
    <style:style style:name="P11" style:family="paragraph">
      <loext:graphic-properties draw:fill="gradient" draw:fill-color="#ffffff" draw:fill-gradient-name="Gradient_20_25" draw:opacity="77%"/>
      <style:paragraph-properties fo:text-align="center"/>
      <style:text-properties style:font-name="Linux Biolinum O" fo:font-size="96pt"/>
    </style:style>
    <style:style style:name="T1" style:family="text">
      <style:text-properties style:font-name="Linux Biolinum O" fo:font-size="96pt"/>
    </style:style>
    <style:style style:name="T2" style:family="text">
      <style:text-properties style:font-name="Linux Biolinum O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4cm" svg:height="15.24cm" svg:x="1.962cm" svg:y="2.54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5.24cm" svg:height="15.24cm" svg:x="10.738cm" svg:y="2.54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3" draw:layer="layout" svg:width="13.97cm" svg:height="13.97cm" svg:x="10.738cm" svg:y="0.04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3.97cm" svg:height="13.97cm" svg:x="6.363cm" svg:y="7.041cm">
          <text:p text:style-name="P1"><text:span text:style-name="T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3.97cm" svg:height="13.97cm" svg:x="1.962cm" svg:y="0.04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7" draw:text-style-name="P2" draw:layer="layout" svg:width="13.97cm" svg:height="13.97cm" svg:x="2.562cm" svg:y="3.64cm">
          <text:p text:style-name="P6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3.97cm" svg:height="13.97cm" svg:x="6.963cm" svg:y="10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8.923cm" svg:height="12.596cm" draw:transform="skewX (6.25086391275554E-017) rotate (0.565137611795764) translate (3.955cm 19.07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3.97cm" svg:height="13.97cm" svg:x="11.339cm" svg:y="3.641cm">
          <text:p text:style-name="P6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7" draw:text-style-name="P2" draw:layer="layout" svg:width="13.97cm" svg:height="13.97cm" svg:x="2.562cm" svg:y="3.64cm">
          <text:p text:style-name="P6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3.97cm" svg:height="13.97cm" svg:x="2.888cm" svg:y="4.241cm">
          <text:p text:style-name="P10">Z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13.97cm" svg:height="13.97cm" svg:x="11.339cm" svg:y="3.641cm">
          <text:p text:style-name="P6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7" draw:text-style-name="P2" draw:layer="layout" svg:width="13.97cm" svg:height="13.97cm" svg:x="2.562cm" svg:y="3.64cm">
          <text:p text:style-name="P6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3.97cm" svg:height="13.97cm" svg:x="2.888cm" svg:y="4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8.923cm" svg:height="12.596cm" draw:transform="rotate (0.540528469342644) translate (1.298cm 15.92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3.97cm" svg:height="13.97cm" svg:x="11.339cm" svg:y="3.641cm">
          <text:p text:style-name="P6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0" draw:text-style-name="P3" draw:layer="layout" svg:width="13.97cm" svg:height="13.97cm" svg:x="10.738cm" svg:y="0.04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3.97cm" svg:height="13.97cm" svg:x="1.962cm" svg:y="0.04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3.97cm" svg:height="13.97cm" svg:x="6.363cm" svg:y="7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23.876cm" svg:height="7.62cm" svg:x="2.086cm" svg:y="13.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0" draw:text-style-name="P3" draw:layer="layout" svg:width="13.97cm" svg:height="13.97cm" svg:x="10.738cm" svg:y="0.04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3.97cm" svg:height="13.97cm" svg:x="6.363cm" svg:y="7.041cm">
          <text:p text:style-name="P1"><text:span text:style-name="T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3.97cm" svg:height="13.97cm" svg:x="1.962cm" svg:y="0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0.16cm" svg:height="17.272cm" draw:transform="skewX (8.49016026586538E-017) rotate (-0.523598775598299) translate (5.178cm -4.747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3" draw:text-style-name="P5" draw:layer="layout" svg:width="13.97cm" svg:height="13.97cm" svg:x="5.463cm" svg:y="7.041cm">
          <text:p text:style-name="P1"><text:span text:style-name="T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3.97cm" svg:height="13.97cm" svg:x="1.062cm" svg:y="0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8.923cm" svg:height="12.596cm" draw:transform="skewX (6.25086391275554E-017) rotate (0.565137611795764) translate (-3.27cm 4.17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3.97cm" svg:height="13.97cm" svg:x="9.838cm" svg:y="0.04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14" draw:display-name="Gradient 14" draw:style="radial" draw:cx="50%" draw:cy="50%" draw:start-color="#004586" draw:end-color="#ffffff" draw:start-intensity="100%" draw:end-intensity="100%" draw:border="0%"/>
    <draw:gradient draw:name="Gradient_20_24" draw:display-name="Gradient 24" draw:style="radial" draw:cx="50%" draw:cy="50%" draw:start-color="#111111" draw:end-color="#ffffff" draw:start-intensity="100%" draw:end-intensity="100%" draw:border="0%"/>
    <draw:gradient draw:name="Gradient_20_25" draw:display-name="Gradient 25" draw:style="radial" draw:cx="50%" draw:cy="50%" draw:start-color="#c5000b" draw:end-color="#ffffff" draw:start-intensity="100%" draw:end-intensity="100%" draw:border="0%"/>
    <draw:gradient draw:name="Gradient_20_26" draw:display-name="Gradient 26" draw:style="radial" draw:cx="50%" draw:cy="50%" draw:start-color="#ff3333" draw:end-color="#4e9a06" draw:start-intensity="100%" draw:end-intensity="100%" draw:border="0%"/>
    <draw:gradient draw:name="Gradient_20_27" draw:display-name="Gradient 27" draw:style="radial" draw:cx="50%" draw:cy="50%" draw:start-color="#ff3333" draw:end-color="#ffffff" draw:start-intensity="100%" draw:end-intensity="100%" draw:border="0%"/>
    <draw:gradient draw:name="Tango_20_Green" draw:display-name="Tango Green" draw:style="radial" draw:cx="50%" draw:cy="50%" draw:start-color="#8ae234" draw:end-color="#4e9a06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13:39:08.094358537</meta:creation-date>
    <dc:date>2017-10-05T00:33:41.155935649</dc:date>
    <meta:editing-duration>PT2H45M3S</meta:editing-duration>
    <meta:editing-cycles>11</meta:editing-cycles>
    <meta:generator>LibreOffice/5.2.7.2$Linux_X86_64 LibreOffice_project/20m0$Build-2</meta:generator>
    <meta:document-statistic meta:object-count="65"/>
  </office:meta>
</office:document-meta>
</file>